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57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26cm" fo:min-width="1.12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1.37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Dash" svg:stroke-color="#ff0000" draw:marker-end="Puntas_20_de_20_flecha_20_4" draw:marker-end-width="0.3cm" svg:stroke-linecap="butt" draw:fill="none" draw:textarea-vertical-align="middle" loext:decorative="false"/>
    </style:style>
    <style:style style:name="gr8" style:family="graphic" style:parent-style-name="objectwithoutfill">
      <style:graphic-properties draw:marker-end="Puntas_20_de_20_flecha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untas_20_de_20_flecha_20_6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27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10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3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751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textarea-vertical-align="middle" draw:auto-grow-height="false" fo:min-height="1cm" fo:min-width="3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76cm" fo:min-width="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26cm" fo:min-width="1.5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7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gr28" style:family="graphic" style:parent-style-name="standard">
      <style:graphic-properties draw:opacity="17%" draw:textarea-horizontal-align="justify" draw:textarea-vertical-align="middle" draw:auto-grow-height="false" fo:min-height="1.25cm" fo:min-width="3.5cm" loext:decorative="false"/>
    </style:style>
    <style:style style:name="gr29" style:family="graphic" style:parent-style-name="objectwithoutfill">
      <style:graphic-properties svg:stroke-color="#ff4000"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4" style:family="graphic" style:parent-style-name="standard">
      <style:graphic-properties svg:stroke-color="#ffbf00" draw:textarea-vertical-align="middle" loext:decorative="false"/>
    </style:style>
    <style:style style:name="gr35" style:family="graphic" style:parent-style-name="standard">
      <style:graphic-properties svg:stroke-color="#2a6099" draw:textarea-vertical-align="middle" loext:decorative="false"/>
    </style:style>
    <style:style style:name="gr36" style:family="graphic" style:parent-style-name="standard">
      <style:graphic-properties svg:stroke-color="#ff0000" draw:textarea-vertical-align="middle" loext:decorative="false"/>
    </style:style>
    <style:style style:name="gr37" style:family="graphic" style:parent-style-name="standard">
      <style:graphic-properties svg:stroke-color="#800080" draw:textarea-horizontal-align="center" draw:textarea-vertical-align="middle" loext:decorative="false"/>
    </style:style>
    <style:style style:name="gr38" style:family="graphic" style:parent-style-name="standard">
      <style:graphic-properties svg:stroke-color="#00a933" draw:textarea-vertical-align="middle" loext:decorative="false"/>
    </style:style>
    <style:style style:name="gr39" style:family="graphic" style:parent-style-name="objectwithoutfill">
      <style:graphic-properties svg:stroke-color="#55308d" draw:marker-end="Puntas_20_de_20_flecha_20_11" draw:marker-end-width="0.3cm" draw:fill="none" draw:textarea-vertical-align="middle" loext:decorative="false"/>
    </style:style>
    <style:style style:name="gr40" style:family="graphic" style:parent-style-name="objectwithoutfill">
      <style:graphic-properties svg:stroke-color="#ff0000" draw:marker-end="Puntas_20_de_20_flecha_20_12" draw:marker-end-width="0.3cm" draw:fill="none" draw:textarea-vertical-align="middle" loext:decorative="false"/>
    </style:style>
    <style:style style:name="gr41" style:family="graphic" style:parent-style-name="objectwithoutfill">
      <style:graphic-properties svg:stroke-color="#ffff00" draw:marker-end="Puntas_20_de_20_flecha_20_13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Puntas_20_de_20_flecha_20_14" draw:marker-end-width="0.3cm" draw:fill="none" draw:textarea-vertical-align="middle" loext:decorative="false"/>
    </style:style>
    <style:style style:name="gr43" style:family="graphic" style:parent-style-name="objectwithoutfill">
      <style:graphic-properties svg:stroke-color="#ff4000" draw:marker-end="Puntas_20_de_20_flecha_20_15" draw:marker-end-width="0.3cm" draw:fill="none" draw:textarea-vertical-align="middle" loext:decorative="false"/>
    </style:style>
    <style:style style:name="gr44" style:family="graphic" style:parent-style-name="objectwithoutfill">
      <style:graphic-properties svg:stroke-color="#00a933" draw:marker-end="Puntas_20_de_20_flecha_20_1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0000" loext:opacity="100%"/>
    </style:style>
    <style:style style:name="P7" style:family="paragraph">
      <loext:graphic-properties draw:opacity="17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style:text-line-through-style="none" style:text-line-through-type="none" fo:text-shadow="none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3cm" svg:height="1cm" svg:x="10cm" svg:y="8.75cm">
          <text:p text:style-name="P1">Película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75cm" svg:height="3.826cm" svg:x="10cm" svg:y="10cm">
          <draw:text-box>
            <text:p>IdPelicula: clave primaria</text:p>
            <text:p>Directores : multivalorado</text:p>
            <text:p>Actores : multivalorado</text:p>
            <text:p>Duración</text:p>
            <text:p>Fproducción</text:p>
            <text:p>precio</text:p>
            <text:p/>
            <text:p/>
            <text:p><text:tab/>….</text:p>
            <text:p/>
          </draw:text-box>
        </draw:frame>
        <draw:custom-shape draw:style-name="gr3" draw:text-style-name="P2" xml:id="id1" draw:id="id1" draw:layer="layout" svg:width="3.25cm" svg:height="1.75cm" svg:x="10cm" svg:y="13.5cm">
          <text:p text:style-name="P1">Exist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1.625cm" svg:y1="13.5cm" svg:x2="11.5cm" svg:y2="9.75cm" draw:start-shape="id1" draw:start-glue-point="4" draw:end-shape="id2" draw:end-glue-point="2" svg:d="M11625 13500v-1875h-125v-1875" svg:viewBox="0 0 126 3751">
          <text:p/>
        </draw:connector>
        <draw:custom-shape draw:style-name="gr5" draw:text-style-name="P2" xml:id="id3" draw:id="id3" draw:layer="layout" svg:width="3.75cm" svg:height="1.5cm" svg:x="18.5cm" svg:y="16.524cm">
          <text:p text:style-name="P1">Alquil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4" draw:id="id4" draw:layer="layout" svg:width="2.5cm" svg:height="0.75cm" svg:x="19cm" svg:y="21.024cm">
          <text:p text:style-name="P1">Soci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0.375cm" svg:y1="18.024cm" svg:x2="20.25cm" svg:y2="21.024cm" draw:start-shape="id3" draw:start-glue-point="6" draw:end-shape="id4" draw:end-glue-point="0" svg:d="M20375 18024v1501h-125v1499" svg:viewBox="0 0 126 3001">
          <text:p/>
        </draw:connector>
        <draw:line draw:style-name="gr7" draw:text-style-name="P4" draw:layer="layout" svg:x1="21.5cm" svg:y1="16.524cm" svg:x2="22cm" svg:y2="15.524cm">
          <text:p/>
        </draw:line>
        <draw:line draw:style-name="gr8" draw:text-style-name="P4" draw:layer="layout" svg:x1="20.5cm" svg:y1="16.274cm" svg:x2="20.5cm" svg:y2="15.274cm">
          <text:p/>
        </draw:line>
        <draw:line draw:style-name="gr9" draw:text-style-name="P4" draw:layer="layout" svg:x1="19.25cm" svg:y1="16.524cm" svg:x2="19.25cm" svg:y2="15.524cm">
          <text:p/>
        </draw:line>
        <draw:frame draw:style-name="gr10" draw:text-style-name="P3" draw:layer="layout" svg:width="2.5cm" svg:height="0.526cm" svg:x="17.75cm" svg:y="15.024cm">
          <draw:text-box>
            <text:p>PAlquiler</text:p>
          </draw:text-box>
        </draw:frame>
        <draw:frame draw:style-name="gr10" draw:text-style-name="P3" draw:layer="layout" svg:width="2cm" svg:height="0.526cm" svg:x="19.75cm" svg:y="14.524cm">
          <draw:text-box>
            <text:p>Fcomienzo</text:p>
          </draw:text-box>
        </draw:frame>
        <draw:frame draw:style-name="gr11" draw:text-style-name="P3" draw:layer="layout" svg:width="3.75cm" svg:height="0.801cm" svg:x="21.5cm" svg:y="14.774cm">
          <draw:text-box>
            <text:p>Fdevolución</text:p>
          </draw:text-box>
        </draw:frame>
        <draw:frame draw:style-name="gr12" draw:text-style-name="P3" draw:layer="layout" svg:width="2.25cm" svg:height="1.351cm" svg:x="20.5cm" svg:y="19.673cm">
          <draw:text-box>
            <text:p>Una película puede ser alquilada por un socio</text:p>
          </draw:text-box>
        </draw:frame>
        <draw:frame draw:style-name="gr13" draw:text-style-name="P3" draw:layer="layout" svg:width="2cm" svg:height="1.626cm" svg:x="16.25cm" svg:y="17.774cm">
          <draw:text-box>
            <text:p>Pero un socio puede alquilar mas de una eplícula</text:p>
          </draw:text-box>
        </draw:frame>
        <draw:frame draw:style-name="gr10" draw:text-style-name="P3" draw:layer="layout" svg:width="1.75cm" svg:height="0.526cm" svg:x="16cm" svg:y="17.524cm">
          <draw:text-box>
            <text:p><text:span text:style-name="T1">(N:1)</text:span></text:p>
          </draw:text-box>
        </draw:frame>
        <draw:frame draw:style-name="gr10" draw:text-style-name="P5" draw:layer="layout" svg:width="2cm" svg:height="0.526cm" svg:x="20.75cm" svg:y="19.248cm">
          <draw:text-box>
            <text:p><text:span text:style-name="T1">(1:1)</text:span></text:p>
          </draw:text-box>
        </draw:frame>
        <draw:frame draw:style-name="gr10" draw:text-style-name="P5" draw:layer="layout" svg:width="1cm" svg:height="0.526cm" svg:x="20cm" svg:y="17.998cm">
          <draw:text-box>
            <text:p><text:span text:style-name="T1">N:N</text:span></text:p>
          </draw:text-box>
        </draw:frame>
        <draw:frame draw:style-name="gr14" draw:text-style-name="P3" draw:layer="layout" svg:width="5.25cm" svg:height="3.001cm" svg:x="19cm" svg:y="21.774cm">
          <draw:text-box>
            <text:p>IdSocio</text:p>
            <text:p>DNI:FK</text:p>
            <text:p>Info : compuesto</text:p>
            <text:p><text:tab/>DNI</text:p>
            <text:p><text:tab/>Nombre</text:p>
            <text:p><text:tab/>Apellidos</text:p>
            <text:p><text:tab/>Direccion:multivalorado</text:p>
            <text:p><text:tab/>Telefono:multivalorado</text:p>
            <text:p><text:tab/>FAlta</text:p>
            <text:p><text:tab/></text:p>
          </draw:text-box>
        </draw:frame>
        <draw:custom-shape draw:style-name="gr15" draw:text-style-name="P2" xml:id="id6" draw:id="id6" draw:layer="layout" svg:width="3cm" svg:height="0.75cm" svg:x="30.75cm" svg:y="21.024cm">
          <text:p text:style-name="P1">Familiar</text:p>
          <draw:enhanced-geometry svg:viewBox="0 0 21600 21600" draw:extrusion="false" draw:extrusion-diffusion="100%" draw:extrusion-skew="50 -135" draw:type="rectangle" draw:enhanced-path="M 0 0 L 21600 0 21600 21600 0 21600 0 0 Z N"/>
        </draw:custom-shape>
        <draw:custom-shape draw:style-name="gr16" draw:text-style-name="P2" draw:layer="layout" svg:width="3.5cm" svg:height="1.25cm" svg:x="30.5cm" svg:y="20.7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5" draw:id="id5" draw:layer="layout" svg:width="3cm" svg:height="1.25cm" svg:x="24.75cm" svg:y="20.774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3" draw:layer="layout" svg:width="4.25cm" svg:height="2cm" svg:x="30.5cm" svg:y="22.274cm">
          <draw:text-box>
            <text:p>DNI</text:p>
            <text:p>Nombre</text:p>
            <text:p>Parentesto</text:p>
            <text:p>Edad</text:p>
          </draw:text-box>
        </draw:frame>
        <draw:connector draw:style-name="gr4" draw:text-style-name="P1" draw:layer="layout" svg:x1="21.5cm" svg:y1="21.399cm" svg:x2="24.75cm" svg:y2="21.399cm" draw:start-shape="id4" draw:start-glue-point="1" draw:end-shape="id5" draw:end-glue-point="5" svg:d="M21500 21399h3250" svg:viewBox="0 0 3251 1">
          <text:p/>
        </draw:connector>
        <draw:connector draw:style-name="gr4" draw:text-style-name="P1" draw:layer="layout" svg:x1="27.75cm" svg:y1="21.399cm" svg:x2="30.75cm" svg:y2="21.399cm" draw:start-shape="id5" draw:start-glue-point="7" draw:end-shape="id6" draw:end-glue-point="3" svg:d="M27750 21399h3000" svg:viewBox="0 0 3001 1">
          <text:p/>
        </draw:connector>
        <draw:frame draw:style-name="gr11" draw:text-style-name="P3" draw:layer="layout" svg:width="2.5cm" svg:height="0.801cm" svg:x="23cm" svg:y="20.473cm">
          <draw:text-box>
            <text:p>Un familiar puede </text:p>
            <text:p>Con varios socios</text:p>
          </draw:text-box>
        </draw:frame>
        <draw:frame draw:style-name="gr10" draw:text-style-name="P5" draw:layer="layout" svg:width="1.5cm" svg:height="0.526cm" svg:x="22.75cm" svg:y="21.274cm">
          <draw:text-box>
            <text:p><text:span text:style-name="T1">N:1</text:span></text:p>
          </draw:text-box>
        </draw:frame>
        <draw:frame draw:style-name="gr11" draw:text-style-name="P3" draw:layer="layout" svg:width="2.75cm" svg:height="0.801cm" svg:x="27.75cm" svg:y="20.274cm">
          <draw:text-box>
            <text:p>Solo se le asocia un familiar a cada socio</text:p>
          </draw:text-box>
        </draw:frame>
        <draw:frame draw:style-name="gr10" draw:text-style-name="P5" draw:layer="layout" svg:width="1.25cm" svg:height="0.526cm" svg:x="28.75cm" svg:y="20.998cm">
          <draw:text-box>
            <text:p><text:span text:style-name="T1">1:1</text:span></text:p>
          </draw:text-box>
        </draw:frame>
        <draw:frame draw:style-name="gr19" draw:text-style-name="P5" draw:layer="layout" svg:width="1.75cm" svg:height="0.75cm" svg:x="25.75cm" svg:y="20.024cm">
          <draw:text-box>
            <text:p><text:span text:style-name="T1">1:N</text:span></text:p>
          </draw:text-box>
        </draw:frame>
        <draw:custom-shape draw:style-name="gr20" draw:text-style-name="P2" xml:id="id7" draw:id="id7" draw:layer="layout" svg:width="4cm" svg:height="1.75cm" svg:x="4cm" svg:y="10.25cm">
          <text:p text:style-name="P1">Suministrad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4" draw:layer="layout" svg:x1="26.25cm" svg:y1="22.024cm" svg:x2="26.25cm" svg:y2="23.024cm">
          <text:p/>
        </draw:line>
        <draw:frame draw:style-name="gr19" draw:text-style-name="P3" draw:layer="layout" svg:width="2cm" svg:height="0.75cm" svg:x="25.5cm" svg:y="23.024cm">
          <draw:text-box>
            <text:p>IdFamiliar</text:p>
          </draw:text-box>
        </draw:frame>
        <draw:custom-shape draw:style-name="gr22" draw:text-style-name="P2" xml:id="id8" draw:id="id8" draw:layer="layout" svg:width="4.25cm" svg:height="1cm" svg:x="4cm" svg:y="16cm">
          <text:p text:style-name="P1">Distribuidor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cm" svg:y1="10.25cm" svg:x2="10cm" svg:y2="9.25cm" draw:start-shape="id7" draw:start-glue-point="4" draw:end-shape="id2" draw:end-glue-point="3" svg:d="M6000 10250v-1000h4000" svg:viewBox="0 0 4001 1001">
          <text:p/>
        </draw:connector>
        <draw:connector draw:style-name="gr4" draw:text-style-name="P1" draw:layer="layout" svg:x1="6cm" svg:y1="12cm" svg:x2="6.125cm" svg:y2="16cm" draw:start-shape="id7" draw:start-glue-point="6" draw:end-shape="id8" draw:end-glue-point="0" svg:d="M6000 12000v2001h125v1999" svg:viewBox="0 0 126 4001">
          <text:p/>
        </draw:connector>
        <draw:frame draw:style-name="gr23" draw:text-style-name="P3" draw:layer="layout" svg:width="2.75cm" svg:height="1cm" svg:x="5cm" svg:y="8cm">
          <draw:text-box>
            <text:p>La distribuidora suminstra peliculas</text:p>
          </draw:text-box>
        </draw:frame>
        <draw:frame draw:style-name="gr11" draw:text-style-name="P5" draw:layer="layout" svg:width="1.5cm" svg:height="0.801cm" svg:x="5.75cm" svg:y="8.75cm">
          <draw:text-box>
            <text:p><text:span text:style-name="T1">(0:N)</text:span></text:p>
          </draw:text-box>
        </draw:frame>
        <draw:frame draw:style-name="gr24" draw:text-style-name="P3" draw:layer="layout" svg:width="2.5cm" svg:height="1.25cm" svg:x="2.25cm" svg:y="13.25cm">
          <draw:text-box>
            <text:p>Una pelicula es suministrada por </text:p>
          </draw:text-box>
        </draw:frame>
        <draw:frame draw:style-name="gr10" draw:text-style-name="P3" draw:layer="layout" svg:width="1.5cm" svg:height="0.526cm" svg:x="3.75cm" svg:y="14.25cm">
          <draw:text-box>
            <text:p><text:span text:style-name="T1">(1:1)</text:span></text:p>
          </draw:text-box>
        </draw:frame>
        <draw:frame draw:style-name="gr11" draw:text-style-name="P5" draw:layer="layout" svg:width="4.75cm" svg:height="0.801cm" svg:x="1.25cm" svg:y="11.5cm">
          <draw:text-box>
            <text:p><text:span text:style-name="T1">(Pelicula) <text:s/>N:1 <text:s/>distribuidora</text:span></text:p>
          </draw:text-box>
        </draw:frame>
        <draw:frame draw:style-name="gr25" draw:text-style-name="P3" draw:layer="layout" svg:width="4.25cm" svg:height="2.25cm" svg:x="4cm" svg:y="17.25cm">
          <draw:text-box>
            <text:p>Nombre</text:p>
            <text:p>Direccion</text:p>
            <text:p>Telefono</text:p>
            <text:p>Fax</text:p>
            <text:p>Correo</text:p>
            <text:p>CIF:PK</text:p>
          </draw:text-box>
        </draw:frame>
        <draw:custom-shape draw:style-name="gr1" draw:text-style-name="P2" xml:id="id9" draw:id="id9" draw:layer="layout" svg:width="3cm" svg:height="1cm" svg:x="10cm" svg:y="16.75cm">
          <text:p text:style-name="P1">Copia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625cm" svg:y1="15.25cm" svg:x2="11.5cm" svg:y2="16.75cm" draw:start-shape="id1" draw:start-glue-point="6" draw:end-shape="id9" draw:end-glue-point="0" svg:d="M11625 15250v751h-125v749" svg:viewBox="0 0 126 1501">
          <text:p/>
        </draw:connector>
        <draw:frame draw:style-name="gr12" draw:text-style-name="P3" draw:layer="layout" svg:width="3cm" svg:height="1.351cm" svg:x="10cm" svg:y="18cm">
          <draw:text-box>
            <text:p>CodigoCopia:K</text:p>
            <text:p>NumCopia:PK</text:p>
            <text:p>EstadoCoservacion</text:p>
            <text:p>FechaCompra</text:p>
          </draw:text-box>
        </draw:frame>
        <draw:custom-shape draw:style-name="gr26" draw:text-style-name="P2" xml:id="id10" draw:id="id10" draw:layer="layout" svg:width="4.5cm" svg:height="1.5cm" svg:x="9.25cm" svg:y="6cm">
          <text:p text:style-name="P1">Categoriz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" xml:id="id11" draw:id="id11" draw:layer="layout" svg:width="2.75cm" svg:height="0.75cm" svg:x="10.25cm" svg:y="3.75cm">
          <text:p text:style-name="P1">CATEGORI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5cm" svg:y1="7.5cm" svg:x2="11.5cm" svg:y2="8.75cm" draw:start-shape="id10" draw:start-glue-point="6" draw:end-shape="id2" draw:end-glue-point="0" svg:d="M11500 7500v1250" svg:viewBox="0 0 1 1251">
          <text:p/>
        </draw:connector>
        <draw:connector draw:style-name="gr4" draw:text-style-name="P1" draw:layer="layout" svg:x1="11.5cm" svg:y1="6cm" svg:x2="11.625cm" svg:y2="4.5cm" draw:start-shape="id10" draw:start-glue-point="4" draw:end-shape="id11" draw:end-glue-point="2" svg:d="M11500 6000v-750h125v-750" svg:viewBox="0 0 126 1501">
          <text:p/>
        </draw:connector>
        <draw:frame draw:style-name="gr23" draw:text-style-name="P3" draw:layer="layout" svg:width="3.5cm" svg:height="1cm" svg:x="10.25cm" svg:y="2.5cm">
          <draw:text-box>
            <text:p>Categoria</text:p>
            <text:p>Precio</text:p>
          </draw:text-box>
        </draw:frame>
        <draw:connector draw:style-name="gr4" draw:text-style-name="P1" draw:layer="layout" svg:x1="18.5cm" svg:y1="17.274cm" svg:x2="13cm" svg:y2="17.25cm" draw:start-shape="id3" draw:start-glue-point="5" draw:end-shape="id9" svg:d="M18500 17274h-2750v-24h-2750" svg:viewBox="0 0 5501 25">
          <text:p/>
        </draw:connector>
        <draw:frame draw:style-name="gr11" draw:text-style-name="P6" draw:layer="layout" svg:width="2.75cm" svg:height="0.801cm" svg:x="10.25cm" svg:y="2cm">
          <draw:text-box>
            <text:p><text:span text:style-name="T2">IdCategoria</text:span></text:p>
          </draw:text-box>
        </draw:frame>
        <draw:frame draw:style-name="gr23" draw:text-style-name="P3" draw:layer="layout" svg:width="1.5cm" svg:height="1cm" draw:transform="rotate (1.5091862041995) translate (13.75cm 7.247cm)">
          <draw:text-box>
            <text:p>N:1</text:p>
          </draw:text-box>
        </draw:frame>
        <draw:custom-shape draw:style-name="gr28" draw:text-style-name="P7" draw:layer="layout" svg:width="4cm" svg:height="1.5cm" svg:x="9.5cm" svg:y="16.5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5cm" svg:height="0.526cm" svg:x="11.25cm" svg:y="13.724cm">
          <draw:text-box>
            <text:p><text:span text:style-name="T2">ID</text:span></text:p>
          </draw:text-box>
        </draw:frame>
        <draw:line draw:style-name="gr29" draw:text-style-name="P4" draw:layer="layout" svg:x1="10.25cm" svg:y1="14.25cm" svg:x2="13cm" svg:y2="14.25cm">
          <text:p/>
        </draw:line>
        <draw:frame draw:style-name="gr30" draw:text-style-name="P3" draw:layer="layout" svg:width="7cm" svg:height="3.75cm" svg:x="25cm" svg:y="14.5cm">
          <draw:text-box>
            <text:p>Aquí en este ejericio si vuelve a alquilar una peli se sobrescribe cada vez por que es monovalorado pero si quisiesemos guardar mas veces tendría que ser multivalorado</text:p>
          </draw:text-box>
        </draw:frame>
        <draw:frame draw:style-name="gr31" draw:text-style-name="P3" xml:id="id13" draw:id="id13" draw:layer="layout" svg:width="12.75cm" svg:height="1.076cm" svg:x="2cm" svg:y="21.75cm">
          <draw:text-box>
            <text:p>Película(<text:span text:style-name="T3">IdPelicula</text:span>, directores, actores, duración , Freproducción, <text:span text:style-name="T4">IdCategoria, nombreDistribuidora</text:span>)</text:p>
            <text:p/>
            <text:p/>
          </draw:text-box>
        </draw:frame>
        <draw:frame draw:style-name="gr32" draw:text-style-name="P3" xml:id="id14" draw:id="id14" draw:layer="layout" svg:width="7.25cm" svg:height="0.801cm" svg:x="2.25cm" svg:y="23.25cm">
          <draw:text-box>
            <text:p>Categoria(<text:span text:style-name="T1">IdCategoria</text:span>, Categoria, Precio)</text:p>
          </draw:text-box>
        </draw:frame>
        <draw:frame draw:style-name="gr33" draw:text-style-name="P3" xml:id="id12" draw:id="id12" draw:layer="layout" svg:width="6.97cm" svg:height="0.526cm" svg:x="2.25cm" svg:y="24.224cm">
          <draw:text-box>
            <text:p>Distribuidora(<text:span text:style-name="T3">Nombre</text:span>, Direccion, teléfono, fax, correo, CIF)</text:p>
          </draw:text-box>
        </draw:frame>
        <draw:connector draw:style-name="gr34" draw:text-style-name="P1" draw:layer="layout" svg:x1="2.25cm" svg:y1="24.487cm" svg:x2="2cm" svg:y2="22.288cm" draw:start-shape="id12" draw:start-glue-point="3" draw:end-shape="id13" draw:end-glue-point="3" svg:d="M2250 24487h-750v-2199h500" svg:viewBox="0 0 751 2200">
          <text:p/>
        </draw:connector>
        <draw:connector draw:style-name="gr35" draw:text-style-name="P1" draw:layer="layout" draw:line-skew="0.5cm" svg:x1="2.25cm" svg:y1="23.65cm" svg:x2="2cm" svg:y2="22.288cm" draw:start-shape="id14" draw:start-glue-point="3" draw:end-shape="id13" draw:end-glue-point="3" svg:d="M2250 23650h-250v-1362" svg:viewBox="0 0 251 1363">
          <text:p/>
        </draw:connector>
        <draw:frame draw:style-name="gr33" draw:text-style-name="P3" xml:id="id15" draw:id="id15" draw:layer="layout" svg:width="9.795cm" svg:height="0.526cm" svg:x="2.5cm" svg:y="25.25cm">
          <draw:text-box>
            <text:p>Copias(CodigoCopia, <text:span text:style-name="T3">numCopia</text:span>, estadoConservacion, Fcompra, <text:span text:style-name="T4">idPelicula, idSocio</text:span>)</text:p>
          </draw:text-box>
        </draw:frame>
        <draw:frame draw:style-name="gr33" draw:text-style-name="P3" draw:layer="layout" svg:width="0.884cm" svg:height="0.526cm" svg:x="13.657cm" svg:y="14cm">
          <draw:text-box>
            <text:p>1:N</text:p>
          </draw:text-box>
        </draw:frame>
        <draw:connector draw:style-name="gr36" draw:text-style-name="P1" draw:layer="layout" draw:line-skew="-0.25cm" svg:x1="2.5cm" svg:y1="25.513cm" svg:x2="2cm" svg:y2="22.288cm" draw:start-shape="id15" draw:start-glue-point="3" draw:end-shape="id13" draw:end-glue-point="3" svg:d="M2500 25513h-1250v-3225h750" svg:viewBox="0 0 1251 3226">
          <text:p/>
        </draw:connector>
        <draw:frame draw:style-name="gr33" draw:text-style-name="P3" xml:id="id16" draw:id="id16" draw:layer="layout" svg:width="8.063cm" svg:height="0.526cm" svg:x="2.75cm" svg:y="26.5cm">
          <draw:text-box>
            <text:p>Socio(<text:span text:style-name="T3">IdSocio</text:span>, DNI, nombre, apellido1, apellido2, direccion, telefono)</text:p>
          </draw:text-box>
        </draw:frame>
        <draw:frame draw:style-name="gr33" draw:text-style-name="P3" xml:id="id17" draw:id="id17" draw:layer="layout" svg:width="8.185cm" svg:height="0.526cm" svg:x="3.228cm" svg:y="25.974cm">
          <draw:text-box>
            <text:p>Copias-Socio(<text:span text:style-name="T3">nmucopia</text:span>, <text:span text:style-name="T1">IdSocio</text:span> , Palquiler,Fcomienzo, Fdevolucion)</text:p>
          </draw:text-box>
        </draw:frame>
        <draw:connector draw:style-name="gr37" draw:text-style-name="P1" draw:layer="layout" draw:line-skew="-1cm" svg:x1="2.75cm" svg:y1="26.763cm" svg:x2="3.228cm" svg:y2="26.237cm" draw:start-shape="id16" draw:start-glue-point="3" draw:end-shape="id17" draw:end-glue-point="3" svg:d="M2750 26763h-1500v-526h1978" svg:viewBox="0 0 1979 527">
          <text:p/>
        </draw:connector>
        <draw:frame draw:style-name="gr33" draw:text-style-name="P3" xml:id="id19" draw:id="id19" draw:layer="layout" svg:width="4.813cm" svg:height="0.526cm" svg:x="2.937cm" svg:y="27.224cm">
          <draw:text-box>
            <text:p>Socio-familiar(<text:span text:style-name="T1">IdSocio</text:span>, <text:span text:style-name="T5">DNI</text:span>, IdFamiliar)</text:p>
          </draw:text-box>
        </draw:frame>
        <draw:frame draw:style-name="gr33" draw:text-style-name="P3" xml:id="id18" draw:id="id18" draw:layer="layout" svg:width="5.333cm" svg:height="0.526cm" svg:x="2.75cm" svg:y="27.75cm">
          <draw:text-box>
            <text:p>Familiar(<text:span text:style-name="T3">DNI</text:span> , Nombre, Parentesco , Edaad)</text:p>
          </draw:text-box>
        </draw:frame>
        <draw:connector draw:style-name="gr38" draw:text-style-name="P1" draw:layer="layout" draw:line-skew="-0.5cm" svg:x1="2.75cm" svg:y1="28.013cm" svg:x2="2.937cm" svg:y2="27.487cm" draw:start-shape="id18" draw:start-glue-point="3" draw:end-shape="id19" draw:end-glue-point="3" svg:d="M2750 28013h-1000v-526h1187" svg:viewBox="0 0 1188 527">
          <text:p/>
        </draw:connector>
        <draw:line draw:style-name="gr39" draw:text-style-name="P4" draw:layer="layout" svg:x1="3cm" svg:y1="26.75cm" svg:x2="3cm" svg:y2="27.5cm">
          <text:p/>
        </draw:line>
        <draw:line draw:style-name="gr40" draw:text-style-name="P4" draw:layer="layout" svg:x1="2.75cm" svg:y1="25.5cm" svg:x2="3.25cm" svg:y2="26.25cm">
          <text:p/>
        </draw:line>
        <draw:line draw:style-name="gr41" draw:text-style-name="P4" draw:layer="layout" svg:x1="1.5cm" svg:y1="22.5cm" svg:x2="2.25cm" svg:y2="22.25cm">
          <text:p/>
        </draw:line>
        <draw:line draw:style-name="gr42" draw:text-style-name="P4" draw:layer="layout" svg:x1="2cm" svg:y1="22.75cm" svg:x2="2.75cm" svg:y2="22.25cm">
          <text:p/>
        </draw:line>
        <draw:line draw:style-name="gr43" draw:text-style-name="P4" draw:layer="layout" svg:x1="1.25cm" svg:y1="22.25cm" svg:x2="2.25cm" svg:y2="21.75cm">
          <text:p/>
        </draw:line>
        <draw:line draw:style-name="gr44" draw:text-style-name="P4" draw:layer="layout" svg:x1="3.25cm" svg:y1="27.5cm" svg:x2="2.75cm" svg:y2="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4T22:19:18.911000000</meta:creation-date>
    <dc:date>2024-10-29T23:23:16.827000000</dc:date>
    <meta:editing-duration>PT2H43M16S</meta:editing-duration>
    <meta:editing-cycles>34</meta:editing-cycles>
    <meta:generator>LibreOffice/24.8.2.1$Windows_X86_64 LibreOffice_project/0f794b6e29741098670a3b95d60478a65d05ef13</meta:generator>
    <meta:print-date>2024-10-29T23:23:58.011000000</meta:print-date>
    <meta:printed-by>Archivos PDF</meta:printed-by>
    <meta:document-statistic meta:object-count="77"/>
  </office:meta>
</office:document-meta>
</file>